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2: variables and for loops</text:p>
      <text:p text:style-name="P1"/>
      <text:p text:style-name="P1">NOTE: it is possible to use “True” as a variable name (it shows up purple). However, you should probably never do this so that you do not mess with Boolean strings (with either true or false variables)</text:p>
      <text:p text:style-name="P1">Don’t use variable names that are either too long or too short and meaningless</text:p>
      <text:p text:style-name="P1">Number types:</text:p>
      <text:p text:style-name="P1">Int: plain integer (up to 32 bits of precision)</text:p>
      <text:p text:style-name="P1">Eg. 3</text:p>
      <text:p text:style-name="P1">Long: long integers (unlimited precision)</text:p>
      <text:p text:style-name="P1">Eg. 3L</text:p>
      <text:p text:style-name="P1">Float: floating point number (computer approximation to some decimal points)</text:p>
      <text:p text:style-name="P1">Eg. 3.00</text:p>
      <text:p text:style-name="P1">Complex: complex numbers (real + imaginary part)</text:p>
      <text:p text:style-name="P1">Eg. 3 + j</text:p>
      <text:p text:style-name="P1"/>
      <text:p text:style-name="P1">“type” functions: enter type(), and it will tell you what kind of number or string you have in the brackets</text:p>
      <text:p text:style-name="P1"/>
      <text:p text:style-name="P1">String: a string of characters</text:p>
      <text:p text:style-name="P1">Bool: Boolean value, has either True or False value</text:p>
      <text:p text:style-name="P1"/>
      <text:p text:style-name="P1">NOTE: strings can be added together (eg. “Hel” + “lo” output: “Hello”) and can be multiplied non-float integers (eg. “Hello” * 2 output: “HelloHello”)</text:p>
      <text:p text:style-name="P1">Str() converts anything into a string</text:p>
      <text:p text:style-name="P1"/>
      <text:p text:style-name="P1">id(): shows id number of system location on which the information is stored</text:p>
      <text:p text:style-name="P1"/>
      <text:p text:style-name="P1">Variables: assign values to names</text:p>
      <text:p text:style-name="P1"><text:soft-page-break/>&lt;variable&gt; = &lt;value&gt;</text:p>
      <text:p text:style-name="P1"/>
      <text:p text:style-name="P1">An easy way to switch variables:</text:p>
      <text:p text:style-name="P1">X = 3</text:p>
      <text:p text:style-name="P1">Y = 5</text:p>
      <text:p text:style-name="P1">X, y = y, x</text:p>
      <text:p text:style-name="P1">X, y = 5, 3</text:p>
      <text:p text:style-name="P1"/>
      <text:p text:style-name="P1">Built-in functions</text:p>
      <text:p text:style-name="P1">type(): gives type of variable</text:p>
      <text:p text:style-name="P1">abs(): gives absolute value</text:p>
      <text:p text:style-name="P1">round(): rounds a floating point number to the nearest integer</text:p>
      <text:p text:style-name="P1"><text:tab/>additionaly, writing round(a,b) rounds to the nearest b decimal points</text:p>
      <text:p text:style-name="P1">int(): chops off all decimal values</text:p>
      <text:p text:style-name="P1"><text:tab/>eg. Int(1.5) = 1</text:p>
      <text:p text:style-name="P1">float(): gives floating-point representation</text:p>
      <text:p text:style-name="P1"><text:tab/>eg. Float(3) = 3.0</text:p>
      <text:p text:style-name="P1">str(): creates a string of characters</text:p>
      <text:p text:style-name="P1"/>
      <text:p text:style-name="P1">import math</text:p>
      <text:p text:style-name="P1">imports ‘math’, a library of functions</text:p>
      <text:p text:style-name="P1"/>
      <text:p text:style-name="P1">range functions: create a range of numbers from 0 to 1 – the number you choose</text:p>
      <text:p text:style-name="P1">range (1,6) gives back [1, 2, 3, 4, 5]</text:p>
      <text:p text:style-name="P1">range follows (start, stop, range) notation. Range(2,10,2) gives back [2, 4, 6, 8], it goes from 2 to less than 10, counting by 2’s</text:p>
      <text:p text:style-name="P1"/>
      <text:p text:style-name="P1"><text:soft-page-break/>summation notation:</text:p>
      <text:p text:style-name="P1">&gt;&gt;&gt;accum = 0</text:p>
      <text:p text:style-name="P1"><text:bookmark text:name="_gjdgxs"/>&gt;&gt;&gt; for I in range (m, n + 1):</text:p>
      <text:p text:style-name="P1"><text:tab/>Accum = accum + f(i)</text:p>
      <text:p text:style-name="P1">Multiplication notation:</text:p>
      <text:p text:style-name="P1">&gt;&gt;&gt;accum = 1</text:p>
      <text:p text:style-name="P1">&gt;&gt;&gt;for I in range(1, n + 1)</text:p>
      <text:p text:style-name="P1"><text:tab/>Accum = accum * f(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8" meta:word-count="354" meta:character-count="1956" meta:non-whitespace-character-count="1644"/>
    <meta:generator>LibreOfficeDev/6.0.5.2$Linux_X86_64 LibreOffice_project/</meta:generator>
  </office:meta>
</office:document-meta>
</file>